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rcunference </text:p>
          </table:table-cell>
          <table:table-cell table:formula="of:=3.14159265359*6" office:value-type="float" office:value="18.84955592154" calcext:value-type="float">
            <text:p>18.8495559215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D4]/2" office:value-type="float" office:value="9.42477796077" calcext:value-type="float">
            <text:p>9.4247779607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"/>
          <table:table-cell table:formula="of:=([.D6]*[.E7])/[.E6]" office:value-type="float" office:value="4.18879020478667" calcext:value-type="float">
            <text:p>4.18879020478667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D4]/2" office:value-type="float" office:value="9.42477796077" calcext:value-type="float">
            <text:p>9.4247779607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"/>
          <table:table-cell table:formula="of:=([.D11]*[.E12])/[.E11]" office:value-type="float" office:value="2.09439510239333" calcext:value-type="float">
            <text:p>2.09439510239333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18:31:23.498346749</meta:creation-date>
    <dc:date>2018-08-05T21:11:24.647100930</dc:date>
    <meta:editing-duration>PT39M30S</meta:editing-duration>
    <meta:editing-cycles>1</meta:editing-cycles>
    <meta:document-statistic meta:table-count="1" meta:cell-count="10" meta:object-count="0"/>
    <meta:generator>LibreOffice/6.0.3.2$Linux_X86_64 LibreOffice_project/00m0$Build-2</meta:generator>
  </office:meta>
</office:document-meta>
</file>